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297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="Arial" style:font-name-asian="WenQuanYi Micro Hei" style:font-name-complex="Lohit Hindi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font-name="Arial" style:font-name-asian="WenQuanYi Micro Hei" style:font-name-complex="Lohit Hindi"/>
    </style:style>
    <style:style style:name="ce5" style:family="table-cell" style:parent-style-name="Default">
      <style:table-cell-properties fo:padding="0.028in"/>
      <style:text-properties style:font-name="Arial1" style:font-name-asian="WenQuanYi Micro Hei" style:font-name-complex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898in" svg:height="3.5429in" svg:x="12.1654in" svg:y="3.7354in">
            <draw:object draw:notify-on-update-of-ranges="Sheet1.A26:Sheet1.A39 Sheet1.A26:Sheet1.A39 Sheet1.B25:Sheet1.B25 Sheet1.B26:Sheet1.B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85in" svg:height="4.3142in" svg:x="0.2535in" svg:y="7.5307in">
            <draw:object draw:notify-on-update-of-ranges="Sheet1.A26:Sheet1.A39 Sheet1.C25:Sheet1.C25 Sheet1.C26:Sheet1.C39 Sheet1.A26:Sheet1.A39 Sheet1.D25:Sheet1.D25 Sheet1.D26:Sheet1.D39 Sheet1.A26:Sheet1.A39 Sheet1.E25:Sheet1.E25 Sheet1.E26:Sheet1.E39 Sheet1.A26:Sheet1.A39 Sheet1.F25:Sheet1.F25 Sheet1.F26:Sheet1.F39 Sheet1.A26:Sheet1.A39 Sheet1.G25:Sheet1.G25 Sheet1.G26:Sheet1.G39 Sheet1.A26:Sheet1.A39 Sheet1.H25:Sheet1.H25 Sheet1.H26:Sheet1.H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4858in" svg:height="3.5394in" svg:x="12.0138in" svg:y="0.0323in">
            <draw:object draw:notify-on-update-of-ranges="Sheet1.A2:Sheet1.A8 Sheet1.B1:Sheet1.B1 Sheet1.B2:Sheet1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4098in" svg:height="3.5394in" svg:x="20.7055in" svg:y="0.1402in">
            <draw:object draw:notify-on-update-of-ranges="Sheet1.A13:Sheet1.A19 Sheet1.B12:Sheet1.B12 Sheet1.B13:Sheet1.B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585in" svg:height="4.3142in" svg:x="10.1524in" svg:y="7.4555in">
            <draw:object draw:notify-on-update-of-ranges="Sheet1.A26:Sheet1.A39 Sheet1.C25:Sheet1.C25 Sheet1.C26:Sheet1.C39 Sheet1.A26:Sheet1.A39 Sheet1.D25:Sheet1.D25 Sheet1.D26:Sheet1.D39 Sheet1.A26:Sheet1.A39 Sheet1.E25:Sheet1.E25 Sheet1.E26:Sheet1.E3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85in" svg:height="4.3142in" svg:x="10.1524in" svg:y="11.9736in">
            <draw:object draw:notify-on-update-of-ranges="Sheet1.A2:Sheet1.A8 Sheet1.D1:Sheet1.D1 Sheet1.D2:Sheet1.D8 Sheet1.A2:Sheet1.A8 Sheet1.E1:Sheet1.E1 Sheet1.E2:Sheet1.E8 Sheet1.A2:Sheet1.A8 Sheet1.F1:Sheet1.F1 Sheet1.F2:Sheet1.F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585in" svg:height="4.3142in" svg:x="10.1524in" svg:y="16.7071in">
            <draw:object draw:notify-on-update-of-ranges="Sheet1.A13:Sheet1.A19 Sheet1.D12:Sheet1.D12 Sheet1.D13:Sheet1.D19 Sheet1.A13:Sheet1.A19 Sheet1.E12:Sheet1.E12 Sheet1.E13:Sheet1.E19 Sheet1.A13:Sheet1.A19 Sheet1.F12:Sheet1.F12 Sheet1.F13:Sheet1.F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.585in" svg:height="4.3142in" svg:x="20.3264in" svg:y="11.9736in">
            <draw:object draw:notify-on-update-of-ranges="Sheet1.A2:Sheet1.A8 Sheet1.D1:Sheet1.D1 Sheet1.D2:Sheet1.D8 Sheet1.A2:Sheet1.A8 Sheet1.E1:Sheet1.E1 Sheet1.E2:Sheet1.E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.585in" svg:height="4.3142in" svg:x="20.3264in" svg:y="16.7071in">
            <draw:object draw:notify-on-update-of-ranges="Sheet1.A13:Sheet1.A19 Sheet1.D12:Sheet1.D12 Sheet1.D13:Sheet1.D19 Sheet1.A13:Sheet1.A19 Sheet1.E12:Sheet1.E12 Sheet1.E13:Sheet1.E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.585in" svg:height="4.3142in" svg:x="20.3264in" svg:y="7.4551in">
            <draw:object draw:notify-on-update-of-ranges="Sheet1.A26:Sheet1.A39 Sheet1.C25:Sheet1.C25 Sheet1.C26:Sheet1.C39 Sheet1.A26:Sheet1.A39 Sheet1.D25:Sheet1.D25 Sheet1.D26:Sheet1.D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.585in" svg:height="4.3142in" svg:x="30.0894in" svg:y="12.1244in">
            <draw:object draw:notify-on-update-of-ranges="Sheet1.A2:Sheet1.A8 Sheet1.D1:Sheet1.D1 Sheet1.D2:Sheet1.D8 Sheet1.A2:Sheet1.A8 Sheet1.E1:Sheet1.E1 Sheet1.E2:Sheet1.E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92in" svg:height="3.5394in" svg:x="1.2449in" svg:y="14.0717in">
            <draw:object draw:notify-on-update-of-ranges="Sheet1.A68:Sheet1.A68 Sheet1.A69:Sheet1.A75 Sheet1.D68:Sheet1.D68 Sheet1.D69:Sheet1.D7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KW ER</text:p>
          </table:table-cell>
          <table:table-cell table:style-name="ce1" office:value-type="string" calcext:value-type="string">
            <text:p>kW Italia</text:p>
          </table:table-cell>
          <table:table-cell table:style-name="ce1" office:value-type="string" calcext:value-type="string">
            <text:p>kW classe 1</text:p>
          </table:table-cell>
          <table:table-cell table:style-name="ce5" office:value-type="string" calcext:value-type="string">
            <text:p>kW classe 2</text:p>
          </table:table-cell>
          <table:table-cell table:style-name="ce5" office:value-type="string" calcext:value-type="string">
            <text:p>kW classe 3</text:p>
          </table:table-cell>
          <table:table-cell table:style-name="ce5" office:value-type="string" calcext:value-type="string">
            <text:p>kW classe 4</text:p>
          </table:table-cell>
          <table:table-cell table:style-name="ce5" office:value-type="string" calcext:value-type="string">
            <text:p>kW classe 5</text:p>
          </table:table-cell>
          <table:table-cell table:style-name="ce5" office:value-type="string" calcext:value-type="string">
            <text:p>kW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9436" calcext:value-type="float">
            <text:p>943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766" calcext:value-type="float">
            <text:p>766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70062" calcext:value-type="float">
            <text:p>70062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259" calcext:value-type="float">
            <text:p>2259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2602" calcext:value-type="float">
            <text:p>32602</text:p>
          </table:table-cell>
          <table:table-cell table:style-name="ce1" office:value-type="float" office:value="338164" calcext:value-type="float">
            <text:p>338164</text:p>
          </table:table-cell>
          <table:table-cell table:style-name="ce1" office:value-type="float" office:value="3286" calcext:value-type="float">
            <text:p>3286</text:p>
          </table:table-cell>
          <table:table-cell table:style-name="ce1" office:value-type="float" office:value="7829" calcext:value-type="float">
            <text:p>7829</text:p>
          </table:table-cell>
          <table:table-cell table:style-name="ce1" office:value-type="float" office:value="14026" calcext:value-type="float">
            <text:p>14026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56474" calcext:value-type="float">
            <text:p>56474</text:p>
          </table:table-cell>
          <table:table-cell table:style-name="ce1" office:value-type="float" office:value="719672" calcext:value-type="float">
            <text:p>719672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12326" calcext:value-type="float">
            <text:p>12326</text:p>
          </table:table-cell>
          <table:table-cell table:style-name="ce1" office:value-type="float" office:value="18351" calcext:value-type="float">
            <text:p>18351</text:p>
          </table:table-cell>
          <table:table-cell table:style-name="ce1" office:value-type="float" office:value="15392" calcext:value-type="float">
            <text:p>15392</text:p>
          </table:table-cell>
          <table:table-cell table:style-name="ce1" office:value-type="float" office:value="6464" calcext:value-type="float">
            <text:p>646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67049" calcext:value-type="float">
            <text:p>267049</text:p>
          </table:table-cell>
          <table:table-cell table:style-name="ce1" office:value-type="float" office:value="2321416" calcext:value-type="float">
            <text:p>2321416</text:p>
          </table:table-cell>
          <table:table-cell table:style-name="ce1" office:value-type="float" office:value="7752" calcext:value-type="float">
            <text:p>7752</text:p>
          </table:table-cell>
          <table:table-cell table:style-name="ce1" office:value-type="float" office:value="31715" calcext:value-type="float">
            <text:p>31715</text:p>
          </table:table-cell>
          <table:table-cell table:style-name="ce1" office:value-type="float" office:value="55429" calcext:value-type="float">
            <text:p>55429</text:p>
          </table:table-cell>
          <table:table-cell table:style-name="ce1" office:value-type="float" office:value="87433" calcext:value-type="float">
            <text:p>87433</text:p>
          </table:table-cell>
          <table:table-cell table:style-name="ce1" office:value-type="float" office:value="84717" calcext:value-type="float">
            <text:p>8471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914203" calcext:value-type="float">
            <text:p>914203</text:p>
          </table:table-cell>
          <table:table-cell table:style-name="ce1" office:value-type="float" office:value="9453721" calcext:value-type="float">
            <text:p>9453721</text:p>
          </table:table-cell>
          <table:table-cell table:style-name="ce1" office:value-type="float" office:value="13645" calcext:value-type="float">
            <text:p>13645</text:p>
          </table:table-cell>
          <table:table-cell table:style-name="ce1" office:value-type="float" office:value="71793" calcext:value-type="float">
            <text:p>71793</text:p>
          </table:table-cell>
          <table:table-cell table:style-name="ce1" office:value-type="float" office:value="226451" calcext:value-type="float">
            <text:p>226451</text:p>
          </table:table-cell>
          <table:table-cell table:style-name="ce1" office:value-type="float" office:value="398751" calcext:value-type="float">
            <text:p>398751</text:p>
          </table:table-cell>
          <table:table-cell table:style-name="ce1" office:value-type="float" office:value="156074" calcext:value-type="float">
            <text:p>156074</text:p>
          </table:table-cell>
          <table:table-cell table:style-name="ce1" office:value-type="float" office:value="48656" calcext:value-type="float">
            <text:p>48656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28239" calcext:value-type="float">
            <text:p>328239</text:p>
          </table:table-cell>
          <table:table-cell table:style-name="ce1" office:value-type="float" office:value="3437946" calcext:value-type="float">
            <text:p>3437946</text:p>
          </table:table-cell>
          <table:table-cell table:style-name="ce1" office:value-type="float" office:value="13852" calcext:value-type="float">
            <text:p>13852</text:p>
          </table:table-cell>
          <table:table-cell table:style-name="ce1" office:value-type="float" office:value="55987" calcext:value-type="float">
            <text:p>55987</text:p>
          </table:table-cell>
          <table:table-cell table:style-name="ce1" office:value-type="float" office:value="111922" calcext:value-type="float">
            <text:p>111922</text:p>
          </table:table-cell>
          <table:table-cell table:style-name="ce1" office:value-type="float" office:value="130771" calcext:value-type="float">
            <text:p>130771</text:p>
          </table:table-cell>
          <table:table-cell table:style-name="ce1" office:value-type="float" office:value="24848" calcext:value-type="float">
            <text:p>2484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N.impianti ER</text:p>
          </table:table-cell>
          <table:table-cell table:style-name="ce1" office:value-type="string" calcext:value-type="string">
            <text:p>N.impianti Italia</text:p>
          </table:table-cell>
          <table:table-cell table:style-name="ce1" office:value-type="string" calcext:value-type="string">
            <text:p>N.impianti classe 1</text:p>
          </table:table-cell>
          <table:table-cell table:style-name="ce5" office:value-type="string" calcext:value-type="string">
            <text:p>N.impianti classe 2</text:p>
          </table:table-cell>
          <table:table-cell table:style-name="ce5" office:value-type="string" calcext:value-type="string">
            <text:p>N.impianti classe 3</text:p>
          </table:table-cell>
          <table:table-cell table:style-name="ce5" office:value-type="string" calcext:value-type="string">
            <text:p>N.impianti classe 4</text:p>
          </table:table-cell>
          <table:table-cell table:style-name="ce5" office:value-type="string" calcext:value-type="string">
            <text:p>N.impianti classe 5</text:p>
          </table:table-cell>
          <table:table-cell table:style-name="ce5" office:value-type="string" calcext:value-type="string">
            <text:p>N.impianti classe 6</text:p>
          </table:table-cell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6273" calcext:value-type="float">
            <text:p>6273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24072" calcext:value-type="float">
            <text:p>24072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299" calcext:value-type="float">
            <text:p>3299</text:p>
          </table:table-cell>
          <table:table-cell table:style-name="ce1" office:value-type="float" office:value="39358" calcext:value-type="float">
            <text:p>39358</text:p>
          </table:table-cell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768" calcext:value-type="float">
            <text:p>7768</text:p>
          </table:table-cell>
          <table:table-cell table:style-name="ce1" office:value-type="float" office:value="84616" calcext:value-type="float">
            <text:p>84616</text:p>
          </table:table-cell>
          <table:table-cell table:style-name="ce1" office:value-type="float" office:value="2893" calcext:value-type="float">
            <text:p>2893</text:p>
          </table:table-cell>
          <table:table-cell table:style-name="ce1" office:value-type="float" office:value="3989" calcext:value-type="float">
            <text:p>3989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6701" calcext:value-type="float">
            <text:p>16701</text:p>
          </table:table-cell>
          <table:table-cell table:style-name="ce1" office:value-type="float" office:value="175495" calcext:value-type="float">
            <text:p>175495</text:p>
          </table:table-cell>
          <table:table-cell table:style-name="ce1" office:value-type="float" office:value="5204" calcext:value-type="float">
            <text:p>5204</text:p>
          </table:table-cell>
          <table:table-cell table:style-name="ce1" office:value-type="float" office:value="8071" calcext:value-type="float">
            <text:p>8071</text:p>
          </table:table-cell>
          <table:table-cell table:style-name="ce1" office:value-type="float" office:value="2729" calcext:value-type="float">
            <text:p>2729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944" calcext:value-type="float">
            <text:p>13944</text:p>
          </table:table-cell>
          <table:table-cell table:style-name="ce1" office:value-type="float" office:value="148189" calcext:value-type="float">
            <text:p>148189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7163" calcext:value-type="float">
            <text:p>7163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5">
          <table:table-cell office:value-type="string" calcext:value-type="string">
            <text:p>Le tariffe incentivanti sono calcolate a partire dai valori indicati nei vari Conto Energia, effettuando alcune semplificazioni ed approssimazioni (vedi ScelteProg.txt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nno</text:p>
          </table:table-cell>
          <table:table-cell office:value-type="string" calcext:value-type="string">
            <text:p>Euro/kWh</text:p>
          </table:table-cell>
          <table:table-cell office:value-type="string" calcext:value-type="string">
            <text:p>Euro/kWh Classe 1</text:p>
          </table:table-cell>
          <table:table-cell office:value-type="string" calcext:value-type="string">
            <text:p>Euro/kWh Classe 2</text:p>
          </table:table-cell>
          <table:table-cell office:value-type="string" calcext:value-type="string">
            <text:p>Euro/kWh Classe 3</text:p>
          </table:table-cell>
          <table:table-cell table:style-name="ce3" office:value-type="string" calcext:value-type="string">
            <text:p><text:span text:style-name="T1">Euro/kWh Classe 4</text:span></text:p>
          </table:table-cell>
          <table:table-cell table:style-name="ce3" office:value-type="string" calcext:value-type="string">
            <text:p><text:span text:style-name="T1">Euro/kWh Classe 5</text:span></text:p>
          </table:table-cell>
          <table:table-cell table:style-name="ce3" office:value-type="string" calcext:value-type="string">
            <text:p><text:span text:style-name="T1">Euro/kWh Classe 6</text:span></text:p>
          </table:table-cell>
          <table:table-cell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formula="of:=ROUND(AVERAGE([.$C26];[.$D26];[.$E26];[.$F26];[.$G26];[.$H26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1" office:value-type="float" office:value="2006.5" calcext:value-type="float">
            <text:p>2006.5</text:p>
          </table:table-cell>
          <table:table-cell table:formula="of:=ROUND(AVERAGE([.$C27];[.$D27];[.$E27];[.$F27];[.$G27];[.$H27]);3)" office:value-type="float" office:value="0.459" calcext:value-type="float">
            <text:p>0.459</text:p>
          </table:table-cell>
          <table:table-cell table:number-columns-repeated="3" office:value-type="float" office:value="0.445" calcext:value-type="float">
            <text:p>0.44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3" table:formula="of:=ROUND(AVERAGE([.$C28];[.$D28];[.$E28];[.$F28];[.$G28];[.$H28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2" office:value-type="float" office:value="2007.5" calcext:value-type="float">
            <text:p>2007.5</text:p>
          </table:table-cell>
          <table:table-cell table:style-name="ce3" table:formula="of:=ROUND(AVERAGE([.$C29];[.$D29];[.$E29];[.$F29];[.$G29];[.$H29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3" table:formula="of:=ROUND(AVERAGE([.$C30];[.$D30];[.$E30];[.$F30];[.$G30];[.$H30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8.5" calcext:value-type="float">
            <text:p>2008.5</text:p>
          </table:table-cell>
          <table:table-cell table:style-name="ce3" table:formula="of:=ROUND(AVERAGE([.$C31];[.$D31];[.$E31];[.$F31];[.$G31];[.$H31]);3)"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table:number-columns-repeated="4" office:value-type="float" office:value="0.4" calcext:value-type="float">
            <text:p>0.4</text:p>
          </table:table-cell>
          <table:table-cell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3" table:formula="of:=ROUND(AVERAGE([.$C32];[.$D32];[.$E32];[.$F32];[.$G32];[.$H32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09.5" calcext:value-type="float">
            <text:p>2009.5</text:p>
          </table:table-cell>
          <table:table-cell table:style-name="ce3" table:formula="of:=ROUND(AVERAGE([.$C33];[.$D33];[.$E33];[.$F33];[.$G33];[.$H33]);3)" office:value-type="float" office:value="0.402" calcext:value-type="float">
            <text:p>0.40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2" calcext:value-type="float">
            <text:p>0.412</text:p>
          </table:table-cell>
          <table:table-cell table:number-columns-repeated="4" office:value-type="float" office:value="0.392" calcext:value-type="float">
            <text:p>0.392</text:p>
          </table:table-cell>
          <table:table-cell/>
        </table:table-row>
        <table:table-row table:style-name="ro4">
          <table:table-cell office:value-type="float" office:value="2010" calcext:value-type="float">
            <text:p>2010</text:p>
          </table:table-cell>
          <table:table-cell table:style-name="ce3" table:formula="of:=ROUND(AVERAGE([.$C34];[.$D34];[.$E34];[.$F34];[.$G34];[.$H34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0.5" calcext:value-type="float">
            <text:p>2010.5</text:p>
          </table:table-cell>
          <table:table-cell table:style-name="ce4" table:formula="of:=ROUND(AVERAGE([.$C35];[.$D35];[.$E35];[.$F35];[.$G35];[.$H35]);3)" office:value-type="float" office:value="0.394" calcext:value-type="float">
            <text:p>0.39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384" calcext:value-type="float">
            <text:p>0.384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" table:formula="of:=ROUND(AVERAGE([.$C36];[.$D36];[.$E36];[.$F36];[.$G36];[.$H36]);3)" office:value-type="float" office:value="0.381" calcext:value-type="float">
            <text:p>0.381</text:p>
          </table:table-cell>
          <table:table-cell table:formula="of:=ROUND([.$C35]*0.6+0.402*0.4;3)" office:value-type="float" office:value="0.414" calcext:value-type="float">
            <text:p>0.414</text:p>
          </table:table-cell>
          <table:table-cell table:formula="of:=ROUND([.$D35]*0.6+0.377*0.4;3)" office:value-type="float" office:value="0.393" calcext:value-type="float">
            <text:p>0.393</text:p>
          </table:table-cell>
          <table:table-cell table:formula="of:=ROUND([.$E35]*0.6+0.358*0.4;3)" office:value-type="float" office:value="0.374" calcext:value-type="float">
            <text:p>0.374</text:p>
          </table:table-cell>
          <table:table-cell table:style-name="ce3" table:formula="of:=ROUND([.$F35]*0.6+0.355*0.4;3)" office:value-type="float" office:value="0.372" calcext:value-type="float">
            <text:p>0.372</text:p>
          </table:table-cell>
          <table:table-cell table:style-name="ce3" table:formula="of:=ROUND([.$G35]*0.6+0.351*0.4;3)" office:value-type="float" office:value="0.371" calcext:value-type="float">
            <text:p>0.371</text:p>
          </table:table-cell>
          <table:table-cell table:style-name="ce3" table:formula="of:=ROUND([.$H35]*0.6+0.333*0.4;3)" office:value-type="float" office:value="0.364" calcext:value-type="float">
            <text:p>0.364</text:p>
          </table:table-cell>
          <table:table-cell/>
        </table:table-row>
        <table:table-row table:style-name="ro4">
          <table:table-cell office:value-type="float" office:value="2011.5" calcext:value-type="float">
            <text:p>2011.5</text:p>
          </table:table-cell>
          <table:table-cell table:style-name="ce3" table:formula="of:=ROUND(AVERAGE([.$C37];[.$D37];[.$E37];[.$F37];[.$G37];[.$H37]);3)" office:value-type="float" office:value="0.337" calcext:value-type="float">
            <text:p>0.3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9" calcext:value-type="float">
            <text:p>0.299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" table:formula="of:=ROUND(AVERAGE([.$C38];[.$D38];[.$E38];[.$F38];[.$G38];[.$H38]);3)" office:value-type="float" office:value="0.222" calcext:value-type="float">
            <text:p>0.22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/>
        </table:table-row>
        <table:table-row table:style-name="ro4">
          <table:table-cell office:value-type="float" office:value="2012.5" calcext:value-type="float">
            <text:p>2012.5</text:p>
          </table:table-cell>
          <table:table-cell table:style-name="ce3" table:formula="of:=ROUND(AVERAGE([.$C39];[.$D39];[.$E39];[.$F39];[.$G39];[.$H39]);3)" office:value-type="float" office:value="0.161" calcext:value-type="float">
            <text:p>0.16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4" table:number-rows-repeated="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14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Anno</text:p>
          </table:table-cell>
          <table:table-cell table:style-name="ce1" office:value-type="string" calcext:value-type="string">
            <text:p>kW classe 1</text:p>
          </table:table-cell>
          <table:table-cell table:style-name="ce5" office:value-type="string" calcext:value-type="string">
            <text:p>kW classe 2</text:p>
          </table:table-cell>
          <table:table-cell office:value-type="string" calcext:value-type="string">
            <text:p>kw classe 1+2</text:p>
          </table:table-cell>
          <table:table-cell table:number-columns-repeated="5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570" calcext:value-type="float">
            <text:p>570</text:p>
          </table:table-cell>
          <table:table-cell table:formula="of:=[.B69]+[.C69]" office:value-type="float" office:value="806" calcext:value-type="float">
            <text:p>806</text:p>
          </table:table-cell>
          <table:table-cell table:number-columns-repeated="5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178" calcext:value-type="float">
            <text:p>2178</text:p>
          </table:table-cell>
          <table:table-cell table:formula="of:=[.B70]+[.C70]" office:value-type="float" office:value="3230" calcext:value-type="float">
            <text:p>3230</text:p>
          </table:table-cell>
          <table:table-cell table:number-columns-repeated="5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286" calcext:value-type="float">
            <text:p>3286</text:p>
          </table:table-cell>
          <table:table-cell table:style-name="ce1" office:value-type="float" office:value="7829" calcext:value-type="float">
            <text:p>7829</text:p>
          </table:table-cell>
          <table:table-cell table:formula="of:=[.B71]+[.C71]" office:value-type="float" office:value="11115" calcext:value-type="float">
            <text:p>11115</text:p>
          </table:table-cell>
          <table:table-cell table:number-columns-repeated="5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12326" calcext:value-type="float">
            <text:p>12326</text:p>
          </table:table-cell>
          <table:table-cell table:formula="of:=[.B72]+[.C72]" office:value-type="float" office:value="16267" calcext:value-type="float">
            <text:p>16267</text:p>
          </table:table-cell>
          <table:table-cell table:number-columns-repeated="5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752" calcext:value-type="float">
            <text:p>7752</text:p>
          </table:table-cell>
          <table:table-cell table:style-name="ce1" office:value-type="float" office:value="31715" calcext:value-type="float">
            <text:p>31715</text:p>
          </table:table-cell>
          <table:table-cell table:formula="of:=[.B73]+[.C73]" office:value-type="float" office:value="39467" calcext:value-type="float">
            <text:p>39467</text:p>
          </table:table-cell>
          <table:table-cell table:number-columns-repeated="5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3645" calcext:value-type="float">
            <text:p>13645</text:p>
          </table:table-cell>
          <table:table-cell table:style-name="ce1" office:value-type="float" office:value="71793" calcext:value-type="float">
            <text:p>71793</text:p>
          </table:table-cell>
          <table:table-cell table:formula="of:=[.B74]+[.C74]" office:value-type="float" office:value="85438" calcext:value-type="float">
            <text:p>85438</text:p>
          </table:table-cell>
          <table:table-cell table:number-columns-repeated="5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852" calcext:value-type="float">
            <text:p>13852</text:p>
          </table:table-cell>
          <table:table-cell table:style-name="ce1" office:value-type="float" office:value="55987" calcext:value-type="float">
            <text:p>55987</text:p>
          </table:table-cell>
          <table:table-cell table:formula="of:=[.B75]+[.C75]" office:value-type="float" office:value="69839" calcext:value-type="float">
            <text:p>69839</text:p>
          </table:table-cell>
          <table:table-cell table:number-columns-repeated="5"/>
        </table:table-row>
        <table:table-row table:style-name="ro3" table:number-rows-repeated="11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00:00:03.771995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3-08-12T11:33:17.981531492</meta:creation-date>
    <dc:date>2013-11-25T11:28:17.274065797</dc:date>
    <dc:creator>Andrea Borghesi</dc:creator>
    <meta:editing-duration>PT2H48M52S</meta:editing-duration>
    <meta:editing-cycles>15</meta:editing-cycles>
    <meta:generator>LibreOffice/4.1.3.2$Linux_X86_64 LibreOffice_project/410m0$Build-2</meta:generator>
    <meta:document-statistic meta:table-count="1" meta:cell-count="29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19cm" svg:height="9cm" xlink:href=".." xlink:type="simple" chart:class="chart:scatter" chart:column-mapping="0" chart:style-name="ch1">
        <chart:title svg:x="7.862cm" svg:y="0.316cm" chart:style-name="ch2">
          <text:p>Valori Medi Incentivi Nazionali</text:p>
        </chart:title>
        <chart:legend chart:legend-position="end" svg:x="18.967cm" svg:y="4.201cm" style:legend-expansion="high" chart:style-name="ch3"/>
        <chart:plot-area chart:style-name="ch4" table:cell-range-address="Sheet1.A25:Sheet1.B39" chart:data-source-has-labels="both" svg:x="0.886cm" svg:y="1.661cm" svg:width="17.209cm" svg:height="6.739cm">
          <chartooo:coordinate-region svg:x="1.798cm" svg:y="1.86cm" svg:width="15.925cm" svg:height="5.893cm"/>
          <chart:axis chart:dimension="x" chart:name="primary-x" chart:style-name="ch5" chartooo:axis-type="auto">
            <chart:categories table:cell-range-address="Sheet1.A26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9" chart:label-cell-address="Sheet1.B25:Sheet1.B25" chart:class="chart:scatter">
            <chart:domain table:cell-range-address="Sheet1.A26:Sheet1.A3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10</text:p>
                <draw:g>
                  <svg:desc>Sheet1.A26:Sheet1.A39</svg:desc>
                </draw:g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59">
                <text:p>0.459</text:p>
                <draw:g>
                  <svg:desc>Sheet1.B26:Sheet1.B39</svg:desc>
                </draw:g>
              </table:table-cell>
            </table:table-row>
            <table:table-row>
              <table:table-cell office:value-type="float" office:value="2006.5">
                <text:p>2010</text:p>
              </table:table-cell>
              <table:table-cell office:value-type="float" office:value="2006.5">
                <text:p>2006.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007">
                <text:p>200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7.5">
                <text:p>2010</text:p>
              </table:table-cell>
              <table:table-cell office:value-type="float" office:value="2007.5">
                <text:p>2007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8.5">
                <text:p>2010</text:p>
              </table:table-cell>
              <table:table-cell office:value-type="float" office:value="2008.5">
                <text:p>2008.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09.5">
                <text:p>2010</text:p>
              </table:table-cell>
              <table:table-cell office:value-type="float" office:value="2009.5">
                <text:p>2009.5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0.5">
                <text:p>2010</text:p>
              </table:table-cell>
              <table:table-cell office:value-type="float" office:value="2010.5">
                <text:p>2010.5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2011.5">
                <text:p>2010</text:p>
              </table:table-cell>
              <table:table-cell office:value-type="float" office:value="2011.5">
                <text:p>2011.5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2012.5">
                <text:p>2010</text:p>
              </table:table-cell>
              <table:table-cell office:value-type="float" office:value="2012.5">
                <text:p>2012.5</text:p>
              </table:table-cell>
              <table:table-cell office:value-type="float" office:value="0.161">
                <text:p>0.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931cm" style:legend-expansion="high" chart:style-name="ch2"/>
        <chart:plot-area chart:style-name="ch3" table:cell-range-address="Sheet1.A26:Sheet1.A39 Sheet1.C25:Sheet1.D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931cm" style:legend-expansion="high" chart:style-name="ch2"/>
        <chart:plot-area chart:style-name="ch3" table:cell-range-address="Sheet1.A2:Sheet1.A8 Sheet1.D1:Sheet1.E8" chart:data-source-has-labels="row" svg:x="0.485cm" svg:y="0.263cm" svg:width="19.153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legend chart:legend-position="end" svg:x="12.434cm" svg:y="4.196cm" style:legend-expansion="high" chart:style-name="ch2"/>
        <chart:plot-area chart:style-name="ch3" table:cell-range-address="Sheet1.A68:Sheet1.A75 Sheet1.D68:Sheet1.D75" chart:data-source-has-labels="row" svg:x="0.77cm" svg:y="0.851cm" svg:width="11.024cm" svg:height="7.541cm">
          <chartooo:coordinate-region svg:x="1.947cm" svg:y="1.05cm" svg:width="9.475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9:Sheet1.D75" chart:label-cell-address="Sheet1.D68:Sheet1.D68" chart:class="chart:scatter">
            <chart:domain table:cell-range-address="Sheet1.A69:Sheet1.A7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+2</text:p>
                <draw:g>
                  <svg:desc>Sheet1.D68:Sheet1.D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69:Sheet1.A75</svg:desc>
                </draw:g>
              </table:table-cell>
              <table:table-cell office:value-type="float" office:value="806">
                <text:p>806</text:p>
                <draw:g>
                  <svg:desc>Sheet1.D69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1115">
                <text:p>11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39467">
                <text:p>39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85438">
                <text:p>85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69839">
                <text:p>698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3.935cm" style:legend-expansion="high" chart:style-name="ch2"/>
        <chart:plot-area chart:style-name="ch3" table:cell-range-address="Sheet1.A26:Sheet1.A39 Sheet1.C25:Sheet1.H39" chart:data-source-has-labels="row" svg:x="0.935cm" svg:y="0.262cm" svg:width="18.703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series chart:style-name="ch9" chart:values-cell-range-address="Sheet1.F26:Sheet1.F39" chart:label-cell-address="Sheet1.F25:Sheet1.F25" chart:class="chart:scatter">
            <chart:data-point chart:repeated="14"/>
          </chart:series>
          <chart:series chart:style-name="ch10" chart:values-cell-range-address="Sheet1.G26:Sheet1.G39" chart:label-cell-address="Sheet1.G25:Sheet1.G25" chart:class="chart:scatter">
            <chart:data-point chart:repeated="14"/>
          </chart:series>
          <chart:series chart:style-name="ch11" chart:values-cell-range-address="Sheet1.H26:Sheet1.H39" chart:label-cell-address="Sheet1.H25:Sheet1.H25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  <table:table-cell office:value-type="string">
                <text:p>Euro/kWh Classe 4</text:p>
                <draw:g>
                  <svg:desc>Sheet1.F25:Sheet1.F25</svg:desc>
                </draw:g>
              </table:table-cell>
              <table:table-cell office:value-type="string">
                <text:p>Euro/kWh Classe 5</text:p>
                <draw:g>
                  <svg:desc>Sheet1.G25:Sheet1.G25</svg:desc>
                </draw:g>
              </table:table-cell>
              <table:table-cell office:value-type="string">
                <text:p>Euro/kWh Classe 6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  <table:table-cell office:value-type="float" office:value="0.46">
                <text:p>0.46</text:p>
                <draw:g>
                  <svg:desc>Sheet1.F26:Sheet1.F39</svg:desc>
                </draw:g>
              </table:table-cell>
              <table:table-cell office:value-type="float" office:value="0.48">
                <text:p>0.48</text:p>
                <draw:g>
                  <svg:desc>Sheet1.G26:Sheet1.G39</svg:desc>
                </draw:g>
              </table:table-cell>
              <table:table-cell office:value-type="float" office:value="0.48">
                <text:p>0.48</text:p>
                <draw:g>
                  <svg:desc>Sheet1.H26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  <table:table-cell office:value-type="float" office:value="0.372">
                <text:p>0.372</text:p>
              </table:table-cell>
              <table:table-cell office:value-type="float" office:value="0.371">
                <text:p>0.371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  <table:table-cell office:value-type="float" office:value="0.325">
                <text:p>0.325</text:p>
              </table:table-cell>
              <table:table-cell office:value-type="float" office:value="0.314">
                <text:p>0.314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  <table:table-cell office:value-type="float" office:value="0.224">
                <text:p>0.224</text:p>
              </table:table-cell>
              <table:table-cell office:value-type="float" office:value="0.182">
                <text:p>0.18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  <table:table-cell office:value-type="float" office:value="0.142">
                <text:p>0.142</text:p>
              </table:table-cell>
              <table:table-cell office:value-type="float" office:value="0.126">
                <text:p>0.126</text:p>
              </table:table-cell>
              <table:table-cell office:value-type="float" office:value="0.119">
                <text:p>0.1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55cm" svg:height="8.991cm" xlink:href=".." xlink:type="simple" chart:class="chart:scatter" chart:style-name="ch1">
        <chart:title svg:x="9.384cm" svg:y="0.315cm" chart:style-name="ch2">
          <text:p>KW Totali ER</text:p>
        </chart:title>
        <chart:legend chart:legend-position="end" svg:x="19.073cm" svg:y="4.196cm" style:legend-expansion="high" chart:style-name="ch3"/>
        <chart:plot-area chart:style-name="ch4" table:cell-range-address="Sheet1.A2:Sheet1.B8 Sheet1.B1:Sheet1.B1" chart:data-source-has-labels="row" svg:x="0.881cm" svg:y="1.657cm" svg:width="17.33cm" svg:height="6.735cm">
          <chartooo:coordinate-region svg:x="2.428cm" svg:y="1.856cm" svg:width="15.41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E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1571">
                <text:p>1571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602">
                <text:p>32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56474">
                <text:p>56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67049">
                <text:p>267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914203">
                <text:p>91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328239">
                <text:p>3282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62cm" svg:height="8.991cm" xlink:href=".." xlink:type="simple" chart:class="chart:scatter" chart:style-name="ch1">
        <chart:title svg:x="7.952cm" svg:y="0.315cm" chart:style-name="ch2">
          <text:p>Numero Impianti Totale ER</text:p>
        </chart:title>
        <chart:legend chart:legend-position="end" svg:x="17.901cm" svg:y="4.196cm" style:legend-expansion="high" chart:style-name="ch3"/>
        <chart:plot-area chart:style-name="ch4" table:cell-range-address="Sheet1.A13:Sheet1.B19 Sheet1.B12:Sheet1.B12" chart:data-source-has-labels="row" svg:x="0.877cm" svg:y="1.657cm" svg:width="16.17cm" svg:height="6.735cm">
          <chartooo:coordinate-region svg:x="2.054cm" svg:y="1.856cm" svg:width="14.621cm" svg:height="5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B19" chart:label-cell-address="Sheet1.B12:Sheet1.B12" chart:class="chart:scatter">
            <chart:domain table:cell-range-address="Sheet1.A13:Sheet1.A1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ER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208">
                <text:p>208</text:p>
                <draw:g>
                  <svg:desc>Sheet1.B13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944">
                <text:p>139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4cm" svg:y="4.682cm" style:legend-expansion="high" chart:style-name="ch2"/>
        <chart:plot-area chart:style-name="ch3" table:cell-range-address="Sheet1.A26:Sheet1.A39 Sheet1.C25:Sheet1.E39" chart:data-source-has-labels="row" svg:x="0.75cm" svg:y="0.263cm" svg:width="18.88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9" chart:label-cell-address="Sheet1.C25:Sheet1.C25" chart:class="chart:scatter">
            <chart:domain table:cell-range-address="Sheet1.A26:Sheet1.A39"/>
            <chart:data-point chart:repeated="14"/>
          </chart:series>
          <chart:series chart:style-name="ch7" chart:values-cell-range-address="Sheet1.D26:Sheet1.D39" chart:label-cell-address="Sheet1.D25:Sheet1.D25" chart:class="chart:scatter">
            <chart:data-point chart:repeated="14"/>
          </chart:series>
          <chart:series chart:style-name="ch8" chart:values-cell-range-address="Sheet1.E26:Sheet1.E39" chart:label-cell-address="Sheet1.E25:Sheet1.E25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ro/kWh Classe 1</text:p>
                <draw:g>
                  <svg:desc>Sheet1.C25:Sheet1.C25</svg:desc>
                </draw:g>
              </table:table-cell>
              <table:table-cell office:value-type="string">
                <text:p>Euro/kWh Classe 2</text:p>
                <draw:g>
                  <svg:desc>Sheet1.D25:Sheet1.D25</svg:desc>
                </draw:g>
              </table:table-cell>
              <table:table-cell office:value-type="string">
                <text:p>Euro/kWh Classe 3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6:Sheet1.A39</svg:desc>
                </draw:g>
              </table:table-cell>
              <table:table-cell office:value-type="float" office:value="0.445">
                <text:p>0.445</text:p>
                <draw:g>
                  <svg:desc>Sheet1.C26:Sheet1.C39</svg:desc>
                </draw:g>
              </table:table-cell>
              <table:table-cell office:value-type="float" office:value="0.445">
                <text:p>0.445</text:p>
                <draw:g>
                  <svg:desc>Sheet1.D26:Sheet1.D39</svg:desc>
                </draw:g>
              </table:table-cell>
              <table:table-cell office:value-type="float" office:value="0.445">
                <text:p>0.445</text:p>
                <draw:g>
                  <svg:desc>Sheet1.E26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6.5">
                <text:p>2006.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7">
                <text:p>2007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7.5">
                <text:p>2007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8.5">
                <text:p>2008.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9">
                <text:p>2009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.5">
                <text:p>2009.5</text:p>
              </table:table-cell>
              <table:table-cell office:value-type="float" office:value="0.431">
                <text:p>0.431</text:p>
              </table:table-cell>
              <table:table-cell office:value-type="float" office:value="0.412">
                <text:p>0.41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.5">
                <text:p>2010.5</text:p>
              </table:table-cell>
              <table:table-cell office:value-type="float" office:value="0.422">
                <text:p>0.422</text:p>
              </table:table-cell>
              <table:table-cell office:value-type="float" office:value="0.403">
                <text:p>0.403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0.414">
                <text:p>0.414</text:p>
              </table:table-cell>
              <table:table-cell office:value-type="float" office:value="0.393">
                <text:p>0.39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.5">
                <text:p>2011.5</text:p>
              </table:table-cell>
              <table:table-cell office:value-type="float" office:value="0.387">
                <text:p>0.387</text:p>
              </table:table-cell>
              <table:table-cell office:value-type="float" office:value="0.356">
                <text:p>0.356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274">
                <text:p>0.274</text:p>
              </table:table-cell>
              <table:table-cell office:value-type="float" office:value="0.247">
                <text:p>0.24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2.5">
                <text:p>2012.5</text:p>
              </table:table-cell>
              <table:table-cell office:value-type="float" office:value="0.208">
                <text:p>0.208</text:p>
              </table:table-cell>
              <table:table-cell office:value-type="float" office:value="0.196">
                <text:p>0.196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682cm" style:legend-expansion="high" chart:style-name="ch2"/>
        <chart:plot-area chart:style-name="ch3" table:cell-range-address="Sheet1.A2:Sheet1.A8 Sheet1.D1:Sheet1.F8" chart:data-source-has-labels="row" svg:x="0.3cm" svg:y="0.263cm" svg:width="19.338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series chart:style-name="ch8" chart:values-cell-range-address="Sheet1.F2:Sheet1.F8" chart:label-cell-address="Sheet1.F1:Sheet1.F1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  <table:table-cell office:value-type="string">
                <text:p>kW classe 3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  <table:table-cell office:value-type="float" office:value="766">
                <text:p>766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  <table:table-cell office:value-type="float" office:value="14026">
                <text:p>14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  <table:table-cell office:value-type="float" office:value="18351">
                <text:p>18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  <table:table-cell office:value-type="float" office:value="55429">
                <text:p>55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  <table:table-cell office:value-type="float" office:value="226451">
                <text:p>226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  <table:table-cell office:value-type="float" office:value="111922">
                <text:p>1119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682cm" style:legend-expansion="high" chart:style-name="ch2"/>
        <chart:plot-area chart:style-name="ch3" table:cell-range-address="Sheet1.A13:Sheet1.A19 Sheet1.D12:Sheet1.F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series chart:style-name="ch8" chart:values-cell-range-address="Sheet1.F13:Sheet1.F19" chart:label-cell-address="Sheet1.F12:Sheet1.F12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  <table:table-cell office:value-type="string">
                <text:p>N.impianti classe 3</text:p>
                <draw:g>
                  <svg:desc>Sheet1.F12:Sheet1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  <table:table-cell office:value-type="float" office:value="15">
                <text:p>15</text:p>
                <draw:g>
                  <svg:desc>Sheet1.F13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  <table:table-cell office:value-type="float" office:value="1387">
                <text:p>13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1.098cm" svg:y="4.931cm" style:legend-expansion="high" chart:style-name="ch2"/>
        <chart:plot-area chart:style-name="ch3" table:cell-range-address="Sheet1.A2:Sheet1.A8 Sheet1.D1:Sheet1.E8" chart:data-source-has-labels="row" svg:x="0.485cm" svg:y="0.263cm" svg:width="19.153cm" svg:height="9.909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series chart:style-name="ch7" chart:values-cell-range-address="Sheet1.E2:Sheet1.E8" chart:label-cell-address="Sheet1.E1:Sheet1.E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W classe 1</text:p>
                <draw:g>
                  <svg:desc>Sheet1.D1:Sheet1.D1</svg:desc>
                </draw:g>
              </table:table-cell>
              <table:table-cell office:value-type="string">
                <text:p>kW classe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2:Sheet1.A8</svg:desc>
                </draw:g>
              </table:table-cell>
              <table:table-cell office:value-type="float" office:value="236">
                <text:p>236</text:p>
                <draw:g>
                  <svg:desc>Sheet1.D2:Sheet1.D8</svg:desc>
                </draw:g>
              </table:table-cell>
              <table:table-cell office:value-type="float" office:value="570">
                <text:p>57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052">
                <text:p>105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3286">
                <text:p>328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3941">
                <text:p>3941</text:p>
              </table:table-cell>
              <table:table-cell office:value-type="float" office:value="12326">
                <text:p>12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7752">
                <text:p>7752</text:p>
              </table:table-cell>
              <table:table-cell office:value-type="float" office:value="31715">
                <text:p>3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13645">
                <text:p>13645</text:p>
              </table:table-cell>
              <table:table-cell office:value-type="float" office:value="71793">
                <text:p>7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3852">
                <text:p>13852</text:p>
              </table:table-cell>
              <table:table-cell office:value-type="float" office:value="55987">
                <text:p>559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47cm" svg:height="10.959cm" xlink:href=".." xlink:type="simple" chart:class="chart:scatter" chart:style-name="ch1">
        <chart:legend chart:legend-position="end" svg:x="20.066cm" svg:y="4.931cm" style:legend-expansion="high" chart:style-name="ch2"/>
        <chart:plot-area chart:style-name="ch3" table:cell-range-address="Sheet1.A13:Sheet1.A19 Sheet1.D12:Sheet1.E19" chart:data-source-has-labels="row" svg:x="0.67cm" svg:y="0.262cm" svg:width="18.968cm" svg:height="9.91cm">
          <chartooo:coordinate-region svg:x="1.662cm" svg:y="0.462cm" svg:width="17.604cm" svg:height="9.0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:Sheet1.D19" chart:label-cell-address="Sheet1.D12:Sheet1.D12" chart:class="chart:scatter">
            <chart:domain table:cell-range-address="Sheet1.A13:Sheet1.A19"/>
            <chart:data-point chart:repeated="7"/>
          </chart:series>
          <chart:series chart:style-name="ch7" chart:values-cell-range-address="Sheet1.E13:Sheet1.E19" chart:label-cell-address="Sheet1.E12:Sheet1.E12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.impianti classe 1</text:p>
                <draw:g>
                  <svg:desc>Sheet1.D12:Sheet1.D12</svg:desc>
                </draw:g>
              </table:table-cell>
              <table:table-cell office:value-type="string">
                <text:p>N.impianti classe 2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6">
                <text:p>2006</text:p>
                <draw:g>
                  <svg:desc>Sheet1.A13:Sheet1.A19</svg:desc>
                </draw:g>
              </table:table-cell>
              <table:table-cell office:value-type="float" office:value="94">
                <text:p>94</text:p>
                <draw:g>
                  <svg:desc>Sheet1.D13:Sheet1.D19</svg:desc>
                </draw:g>
              </table:table-cell>
              <table:table-cell office:value-type="float" office:value="99">
                <text:p>99</text:p>
                <draw:g>
                  <svg:desc>Sheet1.E13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419">
                <text:p>4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8">
                <text:p>2008</text:p>
              </table:table-cell>
              <table:table-cell office:value-type="float" office:value="1270">
                <text:p>127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">
                <text:p>2009</text:p>
              </table:table-cell>
              <table:table-cell office:value-type="float" office:value="1505">
                <text:p>150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893">
                <text:p>2893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1">
                <text:p>2011</text:p>
              </table:table-cell>
              <table:table-cell office:value-type="float" office:value="5204">
                <text:p>5204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5166">
                <text:p>5166</text:p>
              </table:table-cell>
              <table:table-cell office:value-type="float" office:value="7163">
                <text:p>71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